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4.868cm" fo:margin-bottom="0cm" style:contextual-spacing="false" fo:line-height="105%" fo:text-align="end" style:justify-single-word="false"/>
      <style:text-properties officeooo:paragraph-rsid="00030b73"/>
    </style:style>
    <style:style style:name="P2" style:family="paragraph" style:parent-style-name="Standard">
      <style:paragraph-properties fo:line-height="105%" fo:text-align="end" style:justify-single-word="false"/>
      <style:text-properties officeooo:paragraph-rsid="00030b73"/>
    </style:style>
    <style:style style:name="P3" style:family="paragraph" style:parent-style-name="Standard">
      <style:paragraph-properties fo:margin-top="0.847cm" fo:margin-bottom="0cm" style:contextual-spacing="false" fo:line-height="105%" fo:text-align="end" style:justify-single-word="false"/>
      <style:text-properties officeooo:paragraph-rsid="00030b73"/>
    </style:style>
    <style:style style:name="P4" style:family="paragraph" style:parent-style-name="Standard">
      <style:paragraph-properties fo:line-height="105%" fo:text-align="center" style:justify-single-word="false"/>
      <style:text-properties officeooo:paragraph-rsid="00030b73"/>
    </style:style>
    <style:style style:name="P5" style:family="paragraph" style:parent-style-name="Standard">
      <style:paragraph-properties fo:line-height="105%" fo:text-align="center" style:justify-single-word="false" fo:break-before="page"/>
      <style:text-properties officeooo:paragraph-rsid="00030b73"/>
    </style:style>
    <style:style style:name="P6" style:family="paragraph" style:parent-style-name="Standard">
      <style:paragraph-properties fo:line-height="105%"/>
      <style:text-properties officeooo:paragraph-rsid="00030b73"/>
    </style:style>
    <style:style style:name="P7" style:family="paragraph" style:parent-style-name="Standard">
      <style:paragraph-properties fo:text-align="center" style:justify-single-word="false" fo:break-before="page"/>
      <style:text-properties officeooo:paragraph-rsid="00030b73"/>
    </style:style>
    <style:style style:name="P8" style:family="paragraph" style:parent-style-name="Standard">
      <style:paragraph-properties fo:margin-top="0.847cm" fo:margin-bottom="0cm" style:contextual-spacing="false" fo:text-align="center" style:justify-single-word="false"/>
      <style:text-properties officeooo:paragraph-rsid="00030b73"/>
    </style:style>
    <style:style style:name="P9" style:family="paragraph" style:parent-style-name="Standard">
      <style:paragraph-properties fo:margin-top="1.27cm" fo:margin-bottom="0.212cm" style:contextual-spacing="false" fo:text-align="center" style:justify-single-word="false"/>
      <style:text-properties officeooo:paragraph-rsid="00030b73"/>
    </style:style>
    <style:style style:name="P10" style:family="paragraph" style:parent-style-name="Standard">
      <style:paragraph-properties fo:line-height="105%" fo:text-align="end" style:justify-single-word="false"/>
      <style:text-properties style:font-name="Times New Roman" officeooo:paragraph-rsid="00030b73" style:font-name-asian="Times New Roman1" style:font-name-complex="Times New Roman1"/>
    </style:style>
    <style:style style:name="P11" style:family="paragraph" style:parent-style-name="Standard">
      <style:text-properties officeooo:paragraph-rsid="00030b73"/>
    </style:style>
    <style:style style:name="P12" style:family="paragraph" style:parent-style-name="Standard">
      <style:paragraph-properties fo:line-height="105%" fo:text-align="end" style:justify-single-word="false"/>
      <style:text-properties fo:language="ru" fo:country="RU" officeooo:rsid="00030b73" officeooo:paragraph-rsid="00030b73"/>
    </style:style>
    <style:style style:name="P13" style:family="paragraph" style:parent-style-name="Standard">
      <style:paragraph-properties fo:line-height="105%"/>
      <style:text-properties fo:language="ru" fo:country="RU" officeooo:rsid="00030b73" officeooo:paragraph-rsid="00030b73"/>
    </style:style>
    <style:style style:name="P14" style:family="paragraph" style:parent-style-name="Standard">
      <style:paragraph-properties fo:margin-top="0.635cm" fo:margin-bottom="0.212cm" style:contextual-spacing="false" fo:text-align="center" style:justify-single-word="false"/>
      <style:text-properties fo:language="ru" fo:country="RU" officeooo:rsid="00030b73" officeooo:paragraph-rsid="00030b73"/>
    </style:style>
    <style:style style:name="P15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16" style:family="paragraph" style:parent-style-name="Standard">
      <style:paragraph-properties fo:margin-top="0cm" fo:margin-bottom="0.499cm" style:contextual-spacing="false"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17" style:family="paragraph" style:parent-style-name="Standard">
      <style:paragraph-properties fo:line-height="105%"/>
      <style:text-properties fo:color="#d4d4d4" loext:opacity="100%" style:font-name="Consolas" fo:font-size="12pt" fo:font-weight="normal" officeooo:paragraph-rsid="00030b73" fo:background-color="#1e1e1e" style:font-size-asian="12pt" style:font-size-complex="12pt"/>
    </style:style>
    <style:style style:name="P18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transparent" style:font-size-asian="12pt" style:font-size-complex="12pt"/>
    </style:style>
    <style:style style:name="P19" style:family="paragraph" style:parent-style-name="Standard">
      <style:paragraph-properties fo:margin-top="0cm" fo:margin-bottom="0.499cm" style:contextual-spacing="false" style:line-height-at-least="0.402cm"/>
      <style:text-properties fo:color="#d4d4d4" loext:opacity="100%" style:font-name="Consolas" fo:font-size="12pt" fo:font-weight="normal" fo:background-color="transparent" style:font-size-asian="12pt" style:font-size-complex="12pt"/>
    </style:style>
    <style:style style:name="P20" style:family="paragraph" style:parent-style-name="Standard">
      <style:paragraph-properties fo:line-height="105%"/>
      <style:text-properties fo:color="#d4d4d4" loext:opacity="100%" style:font-name="Consolas" fo:font-size="12pt" fo:font-weight="normal" officeooo:paragraph-rsid="00030b73" fo:background-color="transparent" style:font-size-asian="12pt" style:font-size-complex="12pt"/>
    </style:style>
    <style:style style:name="P21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22" style:family="paragraph" style:parent-style-name="Standard">
      <style:paragraph-properties style:line-height-at-least="0.402cm"/>
      <style:text-properties fo:color="#d4d4d4" loext:opacity="100%" fo:font-size="12pt" fo:background-color="transparent" style:font-size-asian="12pt" style:font-size-complex="12pt"/>
    </style:style>
    <style:style style:name="P23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24" style:family="paragraph" style:parent-style-name="Standard">
      <style:paragraph-properties style:line-height-at-least="0.402cm"/>
      <style:text-properties fo:font-size="12pt" fo:background-color="transparent" style:font-size-asian="12pt" style:font-size-complex="12pt"/>
    </style:style>
    <style:style style:name="P25" style:family="paragraph" style:parent-style-name="Standard">
      <style:paragraph-properties fo:line-height="105%"/>
      <style:text-properties fo:font-size="12pt" fo:language="ru" fo:country="RU" officeooo:rsid="00030b73" officeooo:paragraph-rsid="00030b73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0b73" style:font-weight-asian="bold" style:font-weight-complex="bold"/>
    </style:style>
    <style:style style:name="T7" style:family="text">
      <style:text-properties fo:language="ru" fo:country="RU" officeooo:rsid="00030b73"/>
    </style:style>
    <style:style style:name="T8" style:family="text">
      <style:text-properties fo:language="ru" fo:country="RU" fo:font-weight="bold" officeooo:rsid="00030b73" style:font-weight-asian="bold" style:font-weight-complex="bold"/>
    </style:style>
    <style:style style:name="T9" style:family="text">
      <style:text-properties fo:color="#c586c0" loext:opacity="100%"/>
    </style:style>
    <style:style style:name="T10" style:family="text">
      <style:text-properties fo:color="#c586c0" loext:opacity="100%" style:font-name="Consolas" fo:font-size="8.39999961853027pt" fo:font-weight="normal"/>
    </style:style>
    <style:style style:name="T11" style:family="text">
      <style:text-properties fo:color="#c586c0" loext:opacity="100%" style:font-name="Consolas" fo:font-weight="normal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" fo:font-size="8.39999961853027pt" fo:font-weight="normal"/>
    </style:style>
    <style:style style:name="T14" style:family="text">
      <style:text-properties fo:color="#569cd6" loext:opacity="100%" style:font-name="Consolas" fo:font-weight="normal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size="8.39999961853027pt" fo:font-weight="normal"/>
    </style:style>
    <style:style style:name="T17" style:family="text">
      <style:text-properties fo:color="#ce9178" loext:opacity="100%" style:font-name="Consolas" fo:font-weight="normal"/>
    </style:style>
    <style:style style:name="T18" style:family="text">
      <style:text-properties fo:color="#b5cea8" loext:opacity="100%"/>
    </style:style>
    <style:style style:name="T19" style:family="text">
      <style:text-properties fo:color="#b5cea8" loext:opacity="100%" style:font-name="Consolas" fo:font-size="8.39999961853027pt" fo:font-weight="normal"/>
    </style:style>
    <style:style style:name="T20" style:family="text">
      <style:text-properties fo:color="#b5cea8" loext:opacity="100%" style:font-name="Consolas" fo:font-weight="normal"/>
    </style:style>
    <style:style style:name="T21" style:family="text">
      <style:text-properties fo:color="#dcdcaa" loext:opacity="100%"/>
    </style:style>
    <style:style style:name="T22" style:family="text">
      <style:text-properties fo:color="#dcdcaa" loext:opacity="100%" style:font-name="Consolas" fo:font-size="8.39999961853027pt" fo:font-weight="normal"/>
    </style:style>
    <style:style style:name="T23" style:family="text">
      <style:text-properties fo:color="#dcdcaa" loext:opacity="100%" style:font-name="Consolas" fo:font-weight="normal"/>
    </style:style>
    <style:style style:name="T24" style:family="text">
      <style:text-properties style:font-name="Consolas" fo:font-weight="normal"/>
    </style:style>
    <style:style style:name="T25" style:family="text">
      <style:text-properties style:font-name="Consolas" fo:font-size="8.39999961853027pt" fo:font-weight="normal"/>
    </style:style>
    <style:style style:name="T26" style:family="text">
      <style:text-properties fo:color="#9cdcfe" loext:opacity="100%" style:font-name="Consolas" fo:font-size="8.39999961853027pt" fo:font-weight="normal"/>
    </style:style>
    <style:style style:name="T27" style:family="text">
      <style:text-properties fo:color="#9cdcfe" loext:opacity="100%" style:font-name="Consolas" fo:font-weight="normal"/>
    </style:style>
    <style:style style:name="T28" style:family="text">
      <style:text-properties fo:color="#d7ba7d" loext:opacity="100%" style:font-name="Consolas" fo:font-size="8.39999961853027pt" fo:font-weight="normal"/>
    </style:style>
    <style:style style:name="T29" style:family="text">
      <style:text-properties fo:color="#d7ba7d" loext:opacity="100%" style:font-name="Consolas" fo:font-weight="normal"/>
    </style:style>
    <style:style style:name="T30" style:family="text">
      <style:text-properties fo:color="#6a9955" loext:opacity="100%" style:font-name="Consolas" fo:font-size="8.39999961853027pt" fo:font-weight="normal"/>
    </style:style>
    <style:style style:name="T31" style:family="text">
      <style:text-properties fo:color="#6a9955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инистр науки и высшего образования Российской̆ Федерации</text:span></text:p>
      <text:p text:style-name="P8"><text:span text:style-name="T1">Федеральное государственное автономное образовательное учреждение высшего образования</text:span></text:p>
      <text:p text:style-name="P8"><text:span text:style-name="T1">«Национальный исследовательский университет ИТМО»</text:span></text:p>
      <text:p text:style-name="P8"><text:span text:style-name="T2">Факультет информационных технологий и программирования</text:span></text:p>
      <text:p text:style-name="P9">Лабораторная работа № <text:span text:style-name="T7">1</text:span></text:p>
      <text:p text:style-name="P14"><text:span text:style-name="T3">Разработка консольного приложения</text:span></text:p>
      <text:p text:style-name="P1"><text:span text:style-name="T5">Выполнил студен</text:span><text:span text:style-name="T8">т</text:span><text:span text:style-name="T5"> группы № M</text:span><text:span text:style-name="T6">3119</text:span></text:p>
      <text:p text:style-name="P12">Довченко Михаил Кириллович</text:p>
      <text:p text:style-name="P2"><text:span text:style-name="T5">Подпись:</text:span></text:p>
      <text:p text:style-name="P2"/>
      <text:p text:style-name="P3"><text:span text:style-name="T4">Проверил:</text:span></text:p>
      <text:p text:style-name="P2">Повышев Владислав Вячеславович</text:p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2"/>
      <text:p text:style-name="P10"/>
      <text:p text:style-name="P10"/>
      <text:p text:style-name="P4">Санкт-Петербург</text:p>
      <text:p text:style-name="P4">2021</text:p>
      <text:p text:style-name="P5">Текст задания</text:p>
      <text:p text:style-name="P11"/>
      <text:p text:style-name="P11">Лабораторная работа 1. Разработка консольного приложения.</text:p>
      <text:p text:style-name="P6">Разработайте консольное приложение, обеспечивающее ввод с консоли и вывод на консоль строки <text:span text:style-name="T7">и </text:span>вещественного числа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Решение с комментариями</text:p>
      <text:p text:style-name="P25"/>
      <text:p text:style-name="P17"><text:span text:style-name="T9">#include</text:span><text:span text:style-name="T12"> </text:span><text:span text:style-name="T15">&lt;stdio.h&gt;</text:span></text:p>
      <text:p text:style-name="P15"><text:span text:style-name="T9">#include</text:span><text:span text:style-name="T12"> </text:span><text:span text:style-name="T15">&lt;stdlib.h&gt;</text:span></text:p>
      <text:p text:style-name="P15"><text:span text:style-name="T9">#define</text:span><text:span text:style-name="T12"> SIZE </text:span><text:span text:style-name="T18">50</text:span></text:p>
      <text:p text:style-name="P23"/>
      <text:p text:style-name="P15"><text:span text:style-name="T12">int</text:span> <text:span text:style-name="T21">main</text:span>(){</text:p>
      <text:p text:style-name="P23"/>
      <text:p text:style-name="P21">    <text:span text:style-name="T14">int</text:span><text:span text:style-name="T24"> </text:span><text:span text:style-name="T27">text_len</text:span><text:span text:style-name="T24"> = </text:span><text:span text:style-name="T20">0</text:span><text:span text:style-name="T24">, </text:span><text:span text:style-name="T27">size</text:span><text:span text:style-name="T24"> = </text:span><text:span text:style-name="T14">SIZE</text:span><text:span text:style-name="T24">, </text:span><text:span text:style-name="T27">c</text:span><text:span text:style-name="T24">;</text:span></text:p>
      <text:p text:style-name="P21">    <text:span text:style-name="T14">char</text:span><text:span text:style-name="T24"> *</text:span><text:span text:style-name="T27">text</text:span><text:span text:style-name="T24"> = </text:span><text:span text:style-name="T23">malloc</text:span><text:span text:style-name="T24">(</text:span><text:span text:style-name="T27">size</text:span><text:span text:style-name="T24">*</text:span><text:span text:style-name="T14">sizeof</text:span><text:span text:style-name="T24">(</text:span><text:span text:style-name="T14">char</text:span><text:span text:style-name="T24">));</text:span></text:p>
      <text:p text:style-name="P23"/>
      <text:p text:style-name="P21">    <text:span text:style-name="T11">while</text:span><text:span text:style-name="T24">(</text:span><text:span text:style-name="T20">1</text:span><text:span text:style-name="T24">){</text:span></text:p>
      <text:p text:style-name="P21">        <text:span text:style-name="T27">c</text:span><text:span text:style-name="T24"> = </text:span><text:span text:style-name="T23">getchar</text:span><text:span text:style-name="T24">();</text:span></text:p>
      <text:p text:style-name="P21">        <text:span text:style-name="T27">text</text:span><text:span text:style-name="T24">[</text:span><text:span text:style-name="T27">text_len</text:span><text:span text:style-name="T24">++] = </text:span><text:span text:style-name="T27">c</text:span><text:span text:style-name="T24">;</text:span></text:p>
      <text:p text:style-name="P21">        <text:span text:style-name="T11">if</text:span><text:span text:style-name="T24">(</text:span><text:span text:style-name="T27">text_len</text:span><text:span text:style-name="T24"> + </text:span><text:span text:style-name="T20">5</text:span><text:span text:style-name="T24"> == </text:span><text:span text:style-name="T27">size</text:span><text:span text:style-name="T24">){</text:span></text:p>
      <text:p text:style-name="P21">            <text:span text:style-name="T27">size</text:span><text:span text:style-name="T24"> += </text:span><text:span text:style-name="T14">SIZE</text:span><text:span text:style-name="T24">;</text:span></text:p>
      <text:p text:style-name="P21">            <text:span text:style-name="T27">text</text:span><text:span text:style-name="T24"> = </text:span><text:span text:style-name="T23">realloc</text:span><text:span text:style-name="T24">(</text:span><text:span text:style-name="T27">text</text:span><text:span text:style-name="T24">, </text:span><text:span text:style-name="T27">size</text:span><text:span text:style-name="T24">);</text:span></text:p>
      <text:p text:style-name="P21">        <text:span text:style-name="T24">}</text:span></text:p>
      <text:p text:style-name="P21">        <text:span text:style-name="T11">if</text:span><text:span text:style-name="T24">(</text:span><text:span text:style-name="T27">c</text:span><text:span text:style-name="T24"> == </text:span><text:span text:style-name="T17">'</text:span><text:span text:style-name="T29">\n</text:span><text:span text:style-name="T17">'</text:span><text:span text:style-name="T24">)</text:span></text:p>
      <text:p text:style-name="P21">            <text:span text:style-name="T11">break</text:span><text:span text:style-name="T24">;</text:span></text:p>
      <text:p text:style-name="P21">    <text:span text:style-name="T24">}</text:span></text:p>
      <text:p text:style-name="P21">    <text:span text:style-name="T27">text</text:span><text:span text:style-name="T24">[</text:span><text:span text:style-name="T27">text_len</text:span><text:span text:style-name="T24">]=</text:span><text:span text:style-name="T17">'</text:span><text:span text:style-name="T29">\0</text:span><text:span text:style-name="T17">'</text:span><text:span text:style-name="T24">;</text:span></text:p>
      <text:p text:style-name="P21">    <text:span text:style-name="T31">// Ввод</text:span></text:p>
      <text:p text:style-name="P21">    </text:p>
      <text:p text:style-name="P21">    <text:span text:style-name="T14">int</text:span><text:span text:style-name="T24"> </text:span><text:span text:style-name="T27">counter</text:span><text:span text:style-name="T24"> = </text:span><text:span text:style-name="T20">0</text:span><text:span text:style-name="T24">;</text:span></text:p>
      <text:p text:style-name="P21">    <text:span text:style-name="T11">while</text:span><text:span text:style-name="T24">(</text:span><text:span text:style-name="T27">text</text:span><text:span text:style-name="T24">[</text:span><text:span text:style-name="T27">counter</text:span><text:span text:style-name="T24">] != </text:span><text:span text:style-name="T17">'</text:span><text:span text:style-name="T29">\0</text:span><text:span text:style-name="T17">'</text:span><text:span text:style-name="T24">){</text:span></text:p>
      <text:p text:style-name="P21">        <text:span text:style-name="T23">putchar</text:span><text:span text:style-name="T24">(</text:span><text:span text:style-name="T27">text</text:span><text:span text:style-name="T24">[</text:span><text:span text:style-name="T27">counter</text:span><text:span text:style-name="T24">++]);</text:span></text:p>
      <text:p text:style-name="P21">    <text:span text:style-name="T24">}</text:span></text:p>
      <text:p text:style-name="P21">    <text:span text:style-name="T31">// Вывод</text:span></text:p>
      <text:p text:style-name="P16"><text:line-break/></text:p>
      <text:p text:style-name="P21">    <text:span text:style-name="T14">float</text:span><text:span text:style-name="T24"> </text:span><text:span text:style-name="T27">a</text:span><text:span text:style-name="T24">;</text:span></text:p>
      <text:p text:style-name="P21">    <text:span text:style-name="T23">scanf</text:span><text:span text:style-name="T24">(</text:span><text:span text:style-name="T17">"</text:span><text:span text:style-name="T27">%f</text:span><text:span text:style-name="T17">"</text:span><text:span text:style-name="T24">, &amp;</text:span><text:span text:style-name="T27">a</text:span><text:span text:style-name="T24">);</text:span></text:p>
      <text:p text:style-name="P21">    <text:span text:style-name="T23">printf</text:span><text:span text:style-name="T24">(</text:span><text:span text:style-name="T17">"</text:span><text:span text:style-name="T27">%f</text:span><text:span text:style-name="T17">"</text:span><text:span text:style-name="T24">, </text:span><text:span text:style-name="T27">a</text:span><text:span text:style-name="T24">);</text:span></text:p>
      <text:p text:style-name="P23"/>
      <text:p text:style-name="P21">    <text:span text:style-name="T11">return</text:span><text:span text:style-name="T24"> </text:span><text:span text:style-name="T20">0</text:span><text:span text:style-name="T24">;</text:span></text:p>
      <text:p text:style-name="P15">}</text:p>
      <text:p text:style-name="P20"><text:span text:style-name="T15"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1:02:27.157000000</meta:creation-date>
    <dc:date>2022-09-14T11:12:39.073000000</dc:date>
    <meta:editing-duration>PT10M12S</meta:editing-duration>
    <meta:editing-cycles>1</meta:editing-cycles>
    <meta:document-statistic meta:table-count="0" meta:image-count="0" meta:object-count="0" meta:page-count="3" meta:paragraph-count="47" meta:word-count="140" meta:character-count="1196" meta:non-whitespace-character-count="956"/>
    <meta:generator>LibreOffice/7.2.1.2$Windows_X86_64 LibreOffice_project/87b77fad49947c1441b67c559c339af8f3517e22</meta:generator>
  </office:meta>
</office:document-meta>
</file>